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583538566E43A2AC09.png" manifest:media-type="image/png"/>
  <manifest:file-entry manifest:full-path="Pictures/10000001000005C3000003338059CDED25AD12F1.png" manifest:media-type="image/png"/>
  <manifest:file-entry manifest:full-path="Pictures/100000000000020F000000F818A284B4BB5E917D.png" manifest:media-type="image/png"/>
  <manifest:file-entry manifest:full-path="Pictures/10000001000003F6000002FCC9B5E39C1E95F9AC.png" manifest:media-type="image/png"/>
  <manifest:file-entry manifest:full-path="Pictures/10000001000003FF00000435C055F781AB8EB457.png" manifest:media-type="image/png"/>
  <manifest:file-entry manifest:full-path="Pictures/100000010000099B000005E644F3308788CD2D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545cm" fo:min-width="18.23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draw:marker-start="Arrowheads_20_2" draw:marker-start-width="0.518cm" draw:marker-end="Arrowheads_20_2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style:font-name="Chilanka" fo:font-size="40pt" fo:font-weight="bold"/>
    </style:style>
    <style:style style:name="P5" style:family="paragraph">
      <loext:graphic-properties draw:fill="none" draw:fill-color="#ffffff"/>
      <style:paragraph-properties fo:text-align="start"/>
      <style:text-properties style:font-name="Chilanka" fo:font-size="40pt" fo:font-weight="bold"/>
    </style:style>
    <style:style style:name="T1" style:family="text">
      <style:text-properties style:font-name="Chilank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32cm" svg:height="10.795cm" svg:x="1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7.887cm" svg:height="4.818cm" svg:x="11.477cm" svg:y="4.437cm">
          <draw:image xlink:href="Pictures/100000010000099B000005E644F3308788CD2D53.png" xlink:type="simple" xlink:show="embed" xlink:actuate="onLoad" draw:mime-type="image/png">
            <text:p/>
          </draw:image>
        </draw:frame>
        <draw:frame draw:style-name="gr2" draw:text-style-name="P2" draw:layer="layout" svg:width="6.033cm" svg:height="4.545cm" svg:x="1.952cm" svg:y="5.127cm">
          <draw:image xlink:href="Pictures/10000001000003F6000002FCC9B5E39C1E95F9AC.png" xlink:type="simple" xlink:show="embed" xlink:actuate="onLoad" draw:mime-type="image/png">
            <text:p/>
          </draw:image>
        </draw:frame>
        <draw:line draw:style-name="gr3" draw:text-style-name="P3" draw:layer="layout" svg:x1="8.62cm" svg:y1="7.032cm" svg:x2="11.16cm" svg:y2="7.032cm">
          <text:p/>
        </draw:line>
        <draw:frame draw:style-name="gr2" draw:text-style-name="P2" draw:layer="layout" svg:width="7.733cm" svg:height="3.639cm" svg:x="11.047cm" svg:y="13.236cm">
          <draw:image xlink:href="Pictures/100000000000020F000000F818A284B4BB5E917D.png" xlink:type="simple" xlink:show="embed" xlink:actuate="onLoad" draw:mime-type="image/png">
            <text:p/>
          </draw:image>
        </draw:frame>
        <draw:frame draw:style-name="gr2" draw:text-style-name="P2" draw:layer="layout" svg:width="3.673cm" svg:height="3.867cm" svg:x="1.772cm" svg:y="17.77cm">
          <draw:image xlink:href="Pictures/10000001000003FF00000435C055F781AB8EB457.png" xlink:type="simple" xlink:show="embed" xlink:actuate="onLoad" draw:mime-type="image/png">
            <text:p/>
          </draw:image>
        </draw:frame>
        <draw:line draw:style-name="gr3" draw:text-style-name="P3" draw:layer="layout" svg:x1="15.287cm" svg:y1="9.572cm" svg:x2="15.287cm" svg:y2="12.112cm">
          <text:p/>
        </draw:line>
        <draw:line draw:style-name="gr3" draw:text-style-name="P3" draw:layer="layout" svg:x1="6.079cm" svg:y1="20.05cm" svg:x2="8.302cm" svg:y2="20.05cm">
          <text:p/>
        </draw:line>
        <draw:frame draw:style-name="gr2" draw:text-style-name="P2" draw:layer="layout" svg:width="7.324cm" svg:height="4.066cm" svg:x="10.503cm" svg:y="18.462cm">
          <draw:image xlink:href="Pictures/10000001000005C3000003338059CDED25AD12F1.png" xlink:type="simple" xlink:show="embed" xlink:actuate="onLoad" draw:mime-type="image/png">
            <text:p/>
          </draw:image>
        </draw:frame>
        <draw:line draw:style-name="gr3" draw:text-style-name="P3" draw:layer="layout" svg:x1="15.605cm" svg:y1="16.875cm" svg:x2="15.605cm" svg:y2="18.78cm">
          <text:p/>
        </draw:line>
        <draw:frame draw:style-name="gr2" draw:text-style-name="P2" draw:layer="layout" svg:width="6.689cm" svg:height="4.013cm" svg:x="1.317cm" svg:y="12.544cm">
          <draw:image xlink:href="Pictures/10000000000003E8000002583538566E43A2AC09.png" xlink:type="simple" xlink:show="embed" xlink:actuate="onLoad" draw:mime-type="image/png">
            <text:p/>
          </draw:image>
        </draw:frame>
        <draw:frame draw:style-name="gr4" draw:text-style-name="P5" draw:layer="layout" svg:width="13.97cm" svg:height="1.826cm" svg:x="3.857cm" svg:y="1.635cm">
          <draw:text-box>
            <text:p text:style-name="P4"><text:span text:style-name="T1">Architect</text:span><text:span text:style-name="T1">ural </text:span><text:span text:style-name="T1">Diagra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2T12:57:25.357821997</meta:creation-date>
    <dc:date>2023-11-12T13:17:11.075299400</dc:date>
    <meta:editing-duration>PT9M35S</meta:editing-duration>
    <meta:editing-cycles>1</meta:editing-cycles>
    <meta:document-statistic meta:object-count="12"/>
    <meta:generator>LibreOffice/7.3.7.2$Linux_X86_64 LibreOffice_project/30$Build-2</meta:generator>
  </office:meta>
</office:document-meta>
</file>